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rd Selection</text:p>
      <text:p text:style-name="Standard">Farmer John has created a card game with N (1 &lt;= N &lt;= 1,000) cards, indexed 1 through N, and picks cards with this formula: </text:p>
      <text:p text:style-name="Standard"/>
      <text:p text:style-name="Standard"><text:s text:c="3"/>* Each card i has an initial amount of power P_i (1 &lt;= P_i &lt;= 10,000).</text:p>
      <text:p text:style-name="Standard"/>
      <text:p text:style-name="Standard"><text:s text:c="3"/>* The next card to be played is always the one with the highest power (or, if two or more are tied, the most powerful card with the lowest index is played). </text:p>
      <text:p text:style-name="Standard"/>
      <text:p text:style-name="Standard"><text:s text:c="3"/>* After being taken out, a card's power is set to zero, its power points are distributed evenly among the other N-1 cards, and returned to the card deck.</text:p>
      <text:p text:style-name="Standard"/>
      <text:p text:style-name="Standard"><text:s text:c="3"/>* If the power points cannot be distributed evenly (i.e., they are not divisible by N-1), then the extra points are given out one at a time to the lowest indexed cards first (i.e., P_1, P_2, etc. -- but not the selected card) until no more extra points remain. </text:p>
      <text:p text:style-name="Standard"/>
      <text:p text:style-name="Standard">This process is repeated with the new power points after the next card is played.</text:p>
      <text:p text:style-name="Standard"/>
      <text:p text:style-name="Standard">Farmer John wants to know the first T cards (1 &lt;= T &lt;= 1000) he will play.</text:p>
      <text:p text:style-name="Standard"/>
      <text:p text:style-name="Standard">INPUT FORMAT</text:p>
      <text:p text:style-name="Standard"/>
      <text:p text:style-name="Standard">* Line 1: Two space-separated integers: N and T</text:p>
      <text:p text:style-name="Standard"/>
      <text:p text:style-name="Standard">* Lines 2..N+1: Line i+1 contains a single integer: P_i</text:p>
      <text:p text:style-name="Standard"/>
      <text:p text:style-name="Standard">OUTPUT FORMAT</text:p>
      <text:p text:style-name="Standard"/>
      <text:p text:style-name="Standard">* Lines 1..T: Line i contains a single integer that is the i-th card that Farmer John plays.</text:p>
      <text:p text:style-name="Standard"/>
      <text:p text:style-name="Standard">SAMPLE INPUT</text:p>
      <text:p text:style-name="Standard"/>
      <text:p text:style-name="Standard">4 5</text:p>
      <text:p text:style-name="Standard">11</text:p>
      <text:p text:style-name="Standard">2</text:p>
      <text:p text:style-name="Standard">4</text:p>
      <text:p text:style-name="Standard">9</text:p>
      <text:p text:style-name="Standard">Farmer John has 4 cards, with power levels 11, 2, 4, and 9, respectively.</text:p>
      <text:p text:style-name="Standard"/>
      <text:p text:style-name="Standard">You must determine the first 5 cards to be played.</text:p>
      <text:p text:style-name="Standard"/>
      <text:p text:style-name="Standard">SAMPLE OUTPUT</text:p>
      <text:p text:style-name="Standard"/>
      <text:p text:style-name="Standard">1</text:p>
      <text:p text:style-name="Standard">4</text:p>
      <text:p text:style-name="Standard">3</text:p>
      <text:p text:style-name="Standard">2</text:p>
      <text:p text:style-name="Standard">1</text:p>
      <text:p text:style-name="Standard">The power points of each card being played are:</text:p>
      <text:p text:style-name="Standard"><text:soft-page-break/></text:p>
      <text:p text:style-name="Standard">P_1 <text:s text:c="2"/>P_2 <text:s text:c="2"/>P_3 <text:s text:c="2"/>P_4</text:p>
      <text:p text:style-name="Standard">--- <text:s text:c="2"/>--- <text:s text:c="2"/>--- <text:s text:c="2"/>---</text:p>
      <text:p text:style-name="Standard"><text:s/>11 <text:s text:c="4"/>2 <text:s text:c="4"/>4 <text:s text:c="4"/>9 <text:s text:c="2"/>-&gt; play #1 <text:s/>11/3 = 3, leftover = 2</text:p>
      <text:p text:style-name="Standard"><text:s text:c="2"/>0 <text:s text:c="4"/>6 <text:s text:c="4"/>8 <text:s text:c="3"/>12 <text:s text:c="2"/>-&gt; play #4 <text:s/>12/3 = 4</text:p>
      <text:p text:style-name="Standard"><text:s text:c="2"/>4 <text:s text:c="3"/>10 <text:s text:c="3"/>12 <text:s text:c="4"/>0 <text:s text:c="2"/>-&gt; play #3 <text:s/>12/3 = 4</text:p>
      <text:p text:style-name="Standard"><text:s text:c="2"/>8 <text:s text:c="3"/>14 <text:s text:c="4"/>0 <text:s text:c="4"/>4 <text:s text:c="2"/>-&gt; play #2 <text:s/>14/3 = 4, leftover = 2</text:p>
      <text:p text:style-name="Standard"><text:s/>13 <text:s text:c="4"/>0 <text:s text:c="4"/>5 <text:s text:c="4"/>8 <text:s text:c="2"/>-&gt; play #1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30T09:25:11.696000000</meta:creation-date>
    <dc:date>2022-03-30T09:25:47.234000000</dc:date>
    <meta:editing-duration>PT35S</meta:editing-duration>
    <meta:editing-cycles>1</meta:editing-cycles>
    <meta:document-statistic meta:table-count="0" meta:image-count="0" meta:object-count="0" meta:page-count="2" meta:paragraph-count="35" meta:word-count="336" meta:character-count="1658" meta:non-whitespace-character-count="1251"/>
    <meta:generator>LibreOffice/5.4.6.2$Windows_X86_64 LibreOffice_project/4014ce260a04f1026ba855d3b8d91541c224eab8</meta:generator>
  </office:meta>
</office:document-meta>
</file>